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ubSubTitulo">
      <loext:graphic-properties draw:fill-gradient-name="gradient" draw:fill-hatch-name="hatch"/>
      <style:paragraph-properties fo:margin-top="0cm" fo:margin-bottom="0.349cm" style:contextual-spacing="false"/>
    </style:style>
    <style:style style:name="P2" style:family="paragraph" style:parent-style-name="SubSubTitulo">
      <style:text-properties officeooo:rsid="00420875" officeooo:paragraph-rsid="00420875"/>
    </style:style>
    <style:style style:name="P3" style:family="paragraph" style:parent-style-name="Text_20_body">
      <style:paragraph-properties fo:text-align="justify" style:justify-single-word="false"/>
      <style:text-properties officeooo:rsid="003de26e" officeooo:paragraph-rsid="003de26e"/>
    </style:style>
    <style:style style:name="P4" style:family="paragraph" style:parent-style-name="Text_20_body">
      <style:paragraph-properties fo:text-align="justify" style:justify-single-word="false"/>
      <style:text-properties officeooo:rsid="003f7665" officeooo:paragraph-rsid="003f7665"/>
    </style:style>
    <style:style style:name="P5" style:family="paragraph" style:parent-style-name="Text_20_body">
      <style:paragraph-properties fo:text-align="justify" style:justify-single-word="false"/>
      <style:text-properties officeooo:rsid="00410373" officeooo:paragraph-rsid="00410373"/>
    </style:style>
    <style:style style:name="P6" style:family="paragraph" style:parent-style-name="TextoCuerpo">
      <style:paragraph-properties fo:margin-left="0cm" fo:margin-right="0cm" fo:text-indent="0cm" style:auto-text-indent="false"/>
      <style:text-properties officeooo:rsid="0042bcf1" officeooo:paragraph-rsid="0042bcf1"/>
    </style:style>
    <style:style style:name="T1" style:family="text">
      <style:text-properties officeooo:rsid="003f7665"/>
    </style:style>
    <style:style style:name="T2" style:family="text">
      <style:text-properties officeooo:rsid="00420875"/>
    </style:style>
    <style:style style:name="T3" style:family="text">
      <style:text-properties officeooo:rsid="00444a1a"/>
    </style:style>
    <style:style style:name="T4" style:family="text">
      <style:text-properties officeooo:rsid="0045ff1c"/>
    </style:style>
    <text:list-style style:name="L1">
      <text:list-level-style-number text:level="1" loext:num-list-format=" %1% "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 A</text:p>
      <text:p text:style-name="P3">El proceso de construcción de la tablet se caracterizaría por la realización de todas las fases que componen el proyecto de una forma secuencial, pasando de una fase a la siguiente únicamente cuando la anterior ha sido completada. Es decir, únicamente podríamos pasar a la fase de codificación cuando la de diseño se haya concluid<text:span text:style-name="T3">a</text:span> totalmente.</text:p>
      <text:p text:style-name="P3"><text:span text:style-name="T1">Sería importante tener en cuenta</text:span> que la implicación del cliente en el proyecto se reduce únicamente al inicio del mism<text:span text:style-name="T1">o, durante el establecimiento de los requisitos y </text:span><text:span text:style-name="T3">las</text:span><text:span text:style-name="T1"> condiciones que el mismo debe cumplir. También hacer espacial hincapié en la necesidad de no cometer errores a</text:span><text:span text:style-name="T3">l llevar a cabo las primeras fases del desarrollo</text:span><text:span text:style-name="T1">, puesto que al no tener un feedback constante con el cliente, un error en </text:span><text:span text:style-name="T3">en la especificación de requisitos</text:span><text:span text:style-name="T1"> puede suponer un gran problema </text:span><text:span text:style-name="T3">a largo plazo.</text:span></text:p>
      <text:p text:style-name="P4">Personalmente implementaría todos los grupos de procesos de gestión, aunque no todos los procesos en sí. El hecho de que el desarrollo sea incrementar hace que la implementación de los mismos no sea equitativa en todas las fases de desarrollo, es decir, los procesos de los grupos Inicio y Planificación estarán mucho más presentes en las fases de Requisitos, Análisis y Diseño, mientras que los de Ejecución lo estarán en la fase de Codificación.</text:p>
      <text:p text:style-name="SubSubTitulo">Pregunta B</text:p>
      <text:p text:style-name="P5">En el caso de implementar un ciclo de vida incrementa<text:span text:style-name="T4">l</text:span>, se deberían organizar varios equipos de trabajo, cada uno de los cuales se encargaría del desarrollo de una de las distintas funcionalidades. No es necesario abarcar todas las funcionalidades desde un inicio, ya que puede darse el caso, por ejemplo, de que desarrollar la funcionalidad de un teclado adicional sea mas viable cuando ya se haya implementado la funcionalidad de pantalla.</text:p>
      <text:p text:style-name="P5">El punto positivo es que tendríamos un feedback del cliente mucho mayor, por lo que podríamos hacer modificaciones del producto de una forma mucho más versátil y los errores de requisitos pueden ser encontrados y resueltos con mucha mayor facilidad.</text:p>
      <text:p text:style-name="P5"><text:span text:style-name="T2">Debido a</text:span> que contaríamos con varios pequeños proyectos desarrollados <text:span text:style-name="T2">de forma paralela</text:span>, lo mejor sería aplicar todos de los grupos de proceso para cada proyecto individual, aunque puede que en alguno de ellos no sea necesario aplicarlos todos. <text:span text:style-name="T2">P</text:span>or ejemplo, <text:span text:style-name="T2">puede no ser</text:span> necesario implementar <text:span text:style-name="T2">procesos de</text:span> planificación por que est<text:span text:style-name="T2">os</text:span> ya se <text:span text:style-name="T2">aplicaron</text:span> con anterioridad <text:span text:style-name="T2">durante el proceso de desarrollo de otra funcionalidad</text:span> y los resultados pueden ser compatibles con <text:span text:style-name="T2">est</text:span><text:span text:style-name="T4">e nuevo desarrollo.</text:span></text:p>
      <text:p text:style-name="P2">Pregunta C</text:p>
      <text:p text:style-name="P6">Cuando nos referimos a la combinación del ciclo de vida Iterativo e Incremental estamos hablando al llamado ciclo de vida Agile. Implementarlo conllevaría poder desarrollar diversos grupos de trabajo para las distintas funcionalidades del proyecto, igual que en el anterior ejercicio, pero realizando una interacción continua con el cliente.</text:p>
      <text:p text:style-name="P6">Est<text:span text:style-name="T4">o</text:span> haría que pudiéramos tener un feedback mucho mayor durante todo el desarrollo de la tablet y que el cliente pueda guiarnos hacia aquella versión del producto que más desea. <text:span text:style-name="T4">L</text:span>levaríamos a cabo <text:span text:style-name="T4">el desarrollo realizando</text:span> una gran cantidad de pequeñas iteraciones <text:span text:style-name="T4">en las que el cliente tiene gran presencia</text:span>, salvando así los problemas conceptuales y de análisis que se pueden dar en otros ciclos de vid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SubSubTitulo" style:family="paragraph" style:parent-style-name="Standard" style:master-page-name="">
      <style:paragraph-properties fo:margin-top="0.34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Titulo" style:family="paragraph" style:parent-style-name="SubSubTitulo" style:master-page-name="">
      <loext:graphic-properties draw:fill-image-width="0cm" draw:fill-image-height="0cm"/>
      <style:paragraph-properties fo:margin-top="0.34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SubTitulo" style:family="paragraph" style:parent-style-name="Titulo">
      <style:paragraph-properties fo:margin-top="0.349cm" fo:margin-bottom="0.349cm" style:contextual-spacing="false" style:writing-mode="page"/>
      <style:text-properties fo:font-size="16pt" style:text-underline-style="none" style:font-size-asian="15.699999809265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3T18:04:26.121434017</meta:creation-date>
    <dc:date>2022-09-25T18:03:56.624000000</dc:date>
    <meta:editing-duration>PT3H37M28S</meta:editing-duration>
    <meta:editing-cycles>39</meta:editing-cycles>
    <meta:generator>LibreOffice/7.3.5.2$Windows_X86_64 LibreOffice_project/184fe81b8c8c30d8b5082578aee2fed2ea847c01</meta:generator>
    <meta:document-statistic meta:table-count="0" meta:image-count="0" meta:object-count="0" meta:page-count="1" meta:paragraph-count="11" meta:word-count="518" meta:character-count="3228" meta:non-whitespace-character-count="2720"/>
  </office:meta>
</office:document-meta>
</file>